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gy Open Sans" svg:font-family="'Sgy Open Sans', 'Lucida Grande', Tahoma, Verdana, Arial, sans-serif"/>
    <style:font-face style:name="Times New Roman" svg:font-family="'Times New Roman', serif"/>
  </office:font-face-decls>
  <office:automatic-styles>
    <style:style style:name="P1" style:family="paragraph" style:parent-style-name="Standard">
      <style:text-properties officeooo:rsid="0015d968" officeooo:paragraph-rsid="0015d968"/>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loext:padding="0cm" loext:border="none"/>
    </style:style>
    <style:style style:name="P3" style:family="paragraph" style:parent-style-name="Text_20_body">
      <style:text-properties fo:font-variant="normal" fo:text-transform="none" fo:color="#000000" loext:opacity="100%" style:font-name="Times New Roman" fo:font-size="12pt" fo:letter-spacing="normal" fo:font-style="normal" fo:font-weight="normal" officeooo:rsid="0015d968" officeooo:paragraph-rsid="0015d968" loext:padding="0cm" loext:border="none"/>
    </style:style>
    <style:style style:name="P4"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333333" loext:opacity="100%" fo:letter-spacing="normal"/>
    </style:style>
    <style:style style:name="T1" style:family="text">
      <style:text-properties style:font-name="Sgy Open Sans" fo:font-size="9pt" fo:font-style="normal" fo:font-weight="normal"/>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 Hrushikesh Vijaykumar Bhosale</text:p>
      <text:p text:style-name="P1">PRN : 2020BTEIT00047</text:p>
      <text:p text:style-name="P1"/>
      <text:p text:style-name="P1"/>
      <text:p text:style-name="P3">Objectives:</text:p>
      <text:p text:style-name="P2">1.To learn about Processing Environment.</text:p>
      <text:p text:style-name="P2">2. To know the difference between fork/vfork and various execs variations.</text:p>
      <text:p text:style-name="P2">3. Use of system call to write effective programs.</text:p>
      <text:list xml:id="list3237399208" text:style-name="L1">
        <text:list-item>
          <text:p text:style-name="P4"> <text:span text:style-name="T1">Write the program to use fork/ vfork system call and assign process to work as a shell. OR Read commands from standard input and execute them. Comment on the feature of this programe. </text:span></text:p>
        </text:list-item>
      </text:list>
      <text:p text:style-name="P1"/>
      <text:p text:style-name="P1"/>
      <text:p text:style-name="P1">Code :</text:p>
      <text:p text:style-name="P1"/>
      <text:p text:style-name="P1">#include &lt;stdio.h&gt;</text:p>
      <text:p text:style-name="P1">#include &lt;unistd.h&gt;</text:p>
      <text:p text:style-name="P1">#include &lt;string.h&gt;</text:p>
      <text:p text:style-name="P1">#include &lt;stdlib.h&gt;</text:p>
      <text:p text:style-name="P1"/>
      <text:p text:style-name="P1">int main() {</text:p>
      <text:p text:style-name="P1"><text:s text:c="4"/>char command[100];</text:p>
      <text:p text:style-name="P1"><text:s text:c="4"/>int pid;</text:p>
      <text:p text:style-name="P1"/>
      <text:p text:style-name="P1"><text:s text:c="4"/>while (1) {</text:p>
      <text:p text:style-name="P1"><text:s text:c="8"/>printf("$ "); // simulate a shell prompt</text:p>
      <text:p text:style-name="P1"><text:s text:c="8"/>scanf("%[^\n]%*c", command); // read command from standard input</text:p>
      <text:p text:style-name="P1"/>
      <text:p text:style-name="P1"><text:s text:c="8"/>pid = fork(); // create a new process</text:p>
      <text:p text:style-name="P1"/>
      <text:p text:style-name="P1"><text:s text:c="8"/>if (pid == 0) {</text:p>
      <text:p text:style-name="P1"><text:s text:c="12"/>// Child process</text:p>
      <text:p text:style-name="P1"><text:s text:c="12"/>system(command); // execute command</text:p>
      <text:p text:style-name="P1"><text:s text:c="12"/>exit(0); // exit child process</text:p>
      <text:p text:style-name="P1"><text:s text:c="8"/>} else {</text:p>
      <text:p text:style-name="P1"><text:s text:c="12"/>// Parent process</text:p>
      <text:p text:style-name="P1"><text:s text:c="12"/>wait(NULL); // wait for child process to exit</text:p>
      <text:p text:style-name="P1"><text:s text:c="8"/>}</text:p>
      <text:p text:style-name="P1"><text:s text:c="4"/>}</text:p>
      <text:p text:style-name="P1"/>
      <text:p text:style-name="P1"><text:s text:c="4"/>return 0;</text:p>
      <text:p text:style-name="P1">}</text:p>
      <text:p text:style-name="P1"/>
      <text:p text:style-name="P1"/>
      <text:p text:style-name="P1"/>
      <text:p text:style-name="P1">Theory:</text:p>
      <text:p text:style-name="P1"/>
      <text:p text:style-name="P1"/>
      <text:p text:style-name="P1">In this program, the fork system call is used to create a new process for each command entered by the user. The child process uses the system function to execute the command, and the parent process uses the wait function to wait for the child process to exit. This allows the program to simulate a shell, where the user can enter commands and the program will execute them.</text:p>
      <text:p text:style-name="P1"><text:soft-page-break/></text:p>
      <text:p text:style-name="P1">This program is a basic shell implementation that allows the user to enter commands and execute them. But it lacks several features that a typical shell would have such as redirecting input/output, handling background processes, handling environment variables, managing job control, and providing command line editing and history.</text:p>
      <text:p text:style-name="P1"/>
      <text:p text:style-name="P1">It's worth noting that, the program doesn't handle the case where the command entered by the user is not a valid command, in this case the program will call system with the entered command and it will return a non-zero statu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gy Open Sans" svg:font-family="'Sgy Open Sans', 'Lucida Grande', Tahoma, Verdana, Arial, sans-serif"/>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3:29:45.619054633</meta:creation-date>
    <dc:date>2023-01-23T23:32:09.841862319</dc:date>
    <meta:editing-duration>PT2M24S</meta:editing-duration>
    <meta:editing-cycles>3</meta:editing-cycles>
    <meta:generator>LibreOffice/7.3.7.2$Linux_X86_64 LibreOffice_project/30$Build-2</meta:generator>
    <meta:document-statistic meta:table-count="0" meta:image-count="0" meta:object-count="0" meta:page-count="2" meta:paragraph-count="34" meta:word-count="305" meta:character-count="1931" meta:non-whitespace-character-count="1531"/>
  </office:meta>
</office:document-meta>
</file>